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1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5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6" style:family="paragraph" style:parent-style-name="Text_20_body_20_indent_20_2">
      <style:text-properties fo:color="#000000" fo:font-weight="normal" style:font-weight-asian="normal" style:font-weight-complex="normal"/>
    </style:style>
    <style:style style:name="P17" style:family="paragraph" style:parent-style-name="Text_20_body_20_indent_20_2">
      <style:text-properties fo:language="en" fo:country="non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5" style:family="text">
      <style:text-properties fo:font-size="12pt" fo:language="en" fo:country="none" style:font-size-asian="12pt"/>
    </style:style>
    <style:style style:name="T6" style:family="text">
      <style:text-properties style:language-asian="zh" style:country-asian="TW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ox</text:h>
      <text:p text:style-name="P17">The box model of XUL is used to divide a portion of the display into a series of boxes. Components inside of a box will orient themselves horizontally or vertically. By combining a series of boxes and separators, you can control the layout of the visual representation.</text:p>
      <text:p text:style-name="P17">A box can lay out its children in one of two orientations, either horizontally or vertically. A horizontal box lines up its components horizontally and a vertical box orients its components vertically. You can think of a box as one row or one column from an HTML table.</text:p>
      <text:p text:style-name="P4"><text:s/><text:span text:style-name="T3"><text:s text:c="6"/></text:span></text:p>
      <text:p text:style-name="P5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box orient="vertical"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box&gt;</text:p>
      <text:p text:style-name="Code_20_Indent_20_2"><text:tab/>&lt;box <text:s/>orient="horizontal"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box&gt;</text:p>
      <text:p text:style-name="Code_20_Indent_20_2">&lt;/zk&gt;</text:p>
      <text:h text:style-name="P12" text:outline-level="4">Class Name</text:h>
      <text:p text:style-name="P20"><text:span text:style-name="Source_20_Text"><text:span text:style-name="T5">org.zkoss.zul.Box</text:span></text:span></text:p>
      <text:h text:style-name="P13" text:outline-level="4">Supported Child Components</text:h>
      <text:p text:style-name="P16">*ALL</text:p>
      <text:h text:style-name="P13" text:outline-level="4">Supported Events<text:span text:style-name="T4"> <text:s text:c="6"/></text:span></text:h>
      <text:p text:style-name="P14"><text:s text:c="8"/>*NONE</text:p>
      <text:h text:style-name="P1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heights</text:span></text:p>
          </table:table-cell>
          <table:table-cell table:style-name="Table1.A2" office:value-type="string">
            <text:p text:style-name="P2">Sets the widths/heights, which is a list of numbers separated by comma to denote the width/height of each cell in a box.</text:p>
          </table:table-cell>
          <table:table-cell table:style-name="Table1.A2" office:value-type="string">
            <text:p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ori</text:span><text:span text:style-name="Source_20_Text"><text:span text:style-name="T6">ent</text:span></text:span></text:p>
          </table:table-cell>
          <table:table-cell table:style-name="Table1.A2" office:value-type="string">
            <text:p text:style-name="P2">Sets the<text:span text:style-name="T6"> orient.</text:span></text:p>
            <text:p text:style-name="P2"><text:span text:style-name="T9">Values:</text:span><text:span text:style-name="Source_20_Text"><text:span text:style-name="T8">horizontal</text:span></text:span><text:span text:style-name="T7"> | </text:span><text:span text:style-name="Source_20_Text"><text:span text:style-name="T7">ver</text:span></text:span><text:span text:style-name="Source_20_Text"><text:span text:style-name="T10">tical </text:span></text:span></text:p>
          </table:table-cell>
          <table:table-cell table:style-name="Table1.A2" office:value-type="string">
            <text:p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B4" office:value-type="string">
            <text:p text:style-name="P8">Sets the<text:span text:style-name="T6"> spacing.(such as "0", "5px", "3pt" or "1em")</text:span></text:p>
          </table:table-cell>
          <table:table-cell table:style-name="Table1.A2" office:value-type="string">
            <text:p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3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al</text:span><text:span text:style-name="Source_20_Text"><text:span text:style-name="T6">ign</text:span></text:span></text:p>
          </table:table-cell>
          <table:table-cell table:style-name="Table1.B4" office:value-type="string">
            <text:p text:style-name="P8">Sets the vertical alignment of the adjacent cells of a box.</text:p>
            <text:p text:style-name="P8"><text:span text:style-name="T9">Value:</text:span><text:span text:style-name="Source_20_Text"><text:span text:style-name="T8">top|middle|bottom</text:span></text:span></text:p>
          </table:table-cell>
          <table:table-cell table:style-name="Table1.A2" office:value-type="string">
            <text:p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8">top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widths</text:span></text:p>
          </table:table-cell>
          <table:table-cell table:style-name="Table1.B4" office:value-type="string">
            <text:p text:style-name="P8">Sets the widths/heights, which is a list of numbers separated by comma to denote the width/height of each cell in a box.</text:p>
          </table:table-cell>
          <table:table-cell table:style-name="Table1.A2" office:value-type="string">
            <text:p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10">&lt;empty&gt;</text:p>
          </table:table-cell>
        </table:table-row>
      </table:table>
      <text:p text:style-name="P15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hildInnerAttrs(org.zkoss.zk.ui.Component) </text:span></text:p>
          </table:table-cell>
          <table:table-cell table:style-name="Table3.A2" office:value-type="string">
            <text:p text:style-name="Table_20_Contents">Returns the inner attributes used to wrap the children (never null).</text:p>
          </table:table-cell>
          <table:table-cell table:style-name="Table3.C2" office:value-type="string">
            <text:p><text:span text:style-name="Source_20_Text"><text:span text:style-name="T7">java.lang.String</text:span></text:span></text:p>
          </table:table-cell>
        </table:table-row>
        <table:table-row>
          <table:table-cell table:style-name="Table3.A2" office:value-type="string">
            <text:p text:style-name="Table_20_Contents">getChildOuterAttrs(org.zkoss.zk.ui.Component) </text:p>
          </table:table-cell>
          <table:table-cell table:style-name="Table3.A2" office:value-type="string">
            <text:p text:style-name="Table_20_Contents">Returns the outer attributes used to wrap the children (never null).</text:p>
          </table:table-cell>
          <table:table-cell table:style-name="Table3.C2" office:value-type="string">
            <text:p><text:span text:style-name="Source_20_Text"><text:span text:style-name="T7">java.lang.String</text:span></text:span></text:p>
          </table:table-cell>
        </table:table-row>
        <table:table-row>
          <table:table-cell table:style-name="Table3.A2" office:value-type="string">
            <text:p text:style-name="Table_20_Contents">onDrawNewChild(org.zkoss.zk.ui.Component, java.lang.StringBuffer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11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1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49:03</dc:date>
    <meta:print-date>2007-09-03T09:33:50</meta:print-date>
    <dc:language>en-US</dc:language>
    <meta:editing-cycles>87</meta:editing-cycles>
    <meta:editing-duration>PT5H9M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278" meta:character-count="1932"/>
  </office:meta>
</office:document-meta>
</file>